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. Solis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24, 1893</text:p>
      <text:p text:style-name="P5">Month<text:tab/><text:tab/><text:tab/><text:tab/><text:tab/><text:tab/>Sept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ortland</text:p>
      <text:p text:style-name="P5">State<text:tab/><text:tab/><text:tab/><text:tab/><text:tab/><text:tab/>OR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OHEN, DAVIS &amp; CO.,/</text:p>
      <text:p text:style-name="P2">IMPORTERS,/</text:p>
      <text:p text:style-name="P2">Third and Morrison Streets./</text:p>
      <text:p text:style-name="P3">Portland, Or., Sept 24[/ inserted by author]93./</text:p>
      <text:p text:style-name="P2">Rev Dr S. Morais/</text:p>
      <text:p text:style-name="P2">My dear sir!-/</text:p>
      <text:p text:style-name="P2"><text:tab/>David Adler 36 Baadel st N. W./ Berlin is a raedical[sic!] student, son of a very/ worthy man who is particularly anxious that he/ should be assisted in his studies by the/ Alliance, I enclose a letter which will/ further explain why I write you will you/ recommend him to the kind attention of the/ proper parties in Europe or ask Mr Dropsie/ to do so. <text:s/>You can say that I will gladly/ make another collection here for the Alliance/ if this boy can be helped./</text:p>
      <text:p text:style-name="P2">I trust my dear sir that the year may be/ to you and yours one of health, contentment/ and good favor, and that God may long give/ you strength for the great work which still/ rests so upon your shoulders./</text:p>
      <text:p text:style-name="P2"><text:tab/>My respects to all the members of your/ family./ <text:s/>Very truly yours/ D. Solis Coh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3:39:58.49</meta:creation-date>
    <dc:date>2011-12-15T13:47:33.92</dc:date>
    <dc:creator>Penn Libraries</dc:creator>
    <meta:editing-duration>PT00H07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330" meta:character-count="2162"/>
  </office:meta>
</office:document-meta>
</file>